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a2c" officeooo:paragraph-rsid="0003ea2c"/>
    </style:style>
    <style:style style:name="P2" style:family="paragraph" style:parent-style-name="Standard">
      <style:text-properties officeooo:rsid="00068f8f" officeooo:paragraph-rsid="00068f8f"/>
    </style:style>
    <style:style style:name="P3" style:family="paragraph" style:parent-style-name="Standard">
      <style:text-properties officeooo:rsid="0006a4e2" officeooo:paragraph-rsid="0006a4e2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68f8f" officeooo:paragraph-rsid="0003ea2c"/>
    </style:style>
    <style:style style:name="P5" style:family="paragraph" style:parent-style-name="Standard">
      <style:text-properties officeooo:rsid="0006a4e2" officeooo:paragraph-rsid="0006a4e2"/>
    </style:style>
    <style:style style:name="P6" style:family="paragraph" style:parent-style-name="Standard">
      <style:text-properties officeooo:rsid="000de7ff" officeooo:paragraph-rsid="000de7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*from employee_master;</text:p>
      <text:p text:style-name="P1"/>
      <text:p text:style-name="P1">DROP TABLE EMPLOYEE_REQUESTMASTER; </text:p>
      <text:p text:style-name="P1"/>
      <text:p text:style-name="P1"><text:bookmark-start text:name="__DdeLink__437_1577700391"/>create table slab_table</text:p>
      <text:p text:style-name="P1">(</text:p>
      <text:p text:style-name="P1">slab_id number(20) PRIMARY key,</text:p>
      <text:p text:style-name="P1">designation<text:bookmark-start text:name="__DdeLink__0_1943965165"/> varchar2(20),<text:bookmark-end text:name="__DdeLink__0_1943965165"/></text:p>
      <text:p text:style-name="P1">maximum_ticket_amount number(20),</text:p>
      <text:p text:style-name="P1"><text:s/>forex number(20),</text:p>
      <text:p text:style-name="P1">max_number_of_days number(20),</text:p>
      <text:p text:style-name="P1">trip_medium varchar2(20),</text:p>
      <text:p text:style-name="P1">international_trip varchar2(20)</text:p>
      <text:p text:style-name="P1">);<text:bookmark-end text:name="__DdeLink__437_1577700391"/></text:p>
      <text:p text:style-name="P1"/>
      <text:p text:style-name="P1"><text:bookmark-start text:name="__DdeLink__443_1577700391"/>create table employee_master</text:p>
      <text:p text:style-name="P1">(</text:p>
      <text:p text:style-name="P1">employee_id NUMBER(20) PRIMARY key,</text:p>
      <text:p text:style-name="P1">first_name varchar2(50),</text:p>
      <text:p text:style-name="P1">last_name varchar2(50),</text:p>
      <text:p text:style-name="P1">designation varchar2(50),</text:p>
      <text:p text:style-name="P1">email VARCHAR2(30),</text:p>
      <text:p text:style-name="P1">phone NUMBER(20),</text:p>
      <text:p text:style-name="P1">dateofbirth varchar2(20),</text:p>
      <text:p text:style-name="P1">password varchar2(20),</text:p>
      <text:p text:style-name="P1">slab_id <text:s/>NUMBER(20),</text:p>
      <text:p text:style-name="P1">FOREIGN KEY(slab_id)</text:p>
      <text:p text:style-name="P1">REFERENCES slab_table(slab_id)</text:p>
      <text:p text:style-name="P1">);<text:bookmark-end text:name="__DdeLink__443_1577700391"/></text:p>
      <text:p text:style-name="P1"/>
      <text:p text:style-name="P1"/>
      <text:p text:style-name="P1"/>
      <text:p text:style-name="P1"><text:bookmark-start text:name="__DdeLink__447_1577700391"/>create table employee_reqmaster</text:p>
      <text:p text:style-name="P1">(</text:p>
      <text:p text:style-name="P1">request_id NUMBER(20) PRIMARY key,</text:p>
      <text:p text:style-name="P1">employee_id number(20),</text:p>
      <text:p text:style-name="P1"/>
      <text:p text:style-name="P1">fromdate date,</text:p>
      <text:p text:style-name="P1">todate date,</text:p>
      <text:p text:style-name="P1">purpose_trip VARCHAR2(50),</text:p>
      <text:p text:style-name="P1">from_location VARCHAR2(50),</text:p>
      <text:p text:style-name="P1">to_location VARCHAR2(50),</text:p>
      <text:p text:style-name="P1">status VARCHAR2(50),</text:p>
      <text:p text:style-name="P1">remarks varchar2(20),</text:p>
      <text:p text:style-name="P1">FOREIGN KEY(employee_id)</text:p>
      <text:p text:style-name="P1">REFERENCES employee_master(employee_id)</text:p>
      <text:p text:style-name="P1">);<text:bookmark-end text:name="__DdeLink__447_1577700391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bookmark-start text:name="__DdeLink__453_1577700391"/>create table travel_agent_master</text:p>
      <text:p text:style-name="P1">(</text:p>
      <text:p text:style-name="P1">agent_id number(20) PRIMARY key,</text:p>
      <text:p text:style-name="P1">password varchar2(20),</text:p>
      <text:p text:style-name="P1">first_name varchar2(50),</text:p>
      <text:p text:style-name="P1">last_name varchar2(50),</text:p>
      <text:p text:style-name="P1">mobile_number number(20),</text:p>
      <text:p text:style-name="P1">agent_email varchar2(50)</text:p>
      <text:p text:style-name="P1">);<text:bookmark-end text:name="__DdeLink__453_157770039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455_1577700391"/>create table booking_details_master</text:p>
      <text:p text:style-name="P1">(</text:p>
      <text:p text:style-name="P1">booking_id number(20) PRIMARY key,</text:p>
      <text:p text:style-name="P1">request_id number(20),</text:p>
      <text:p text:style-name="P1">booking_date VARCHAR2(20),</text:p>
      <text:p text:style-name="P1">total_fare NUMBER(30),</text:p>
      <text:p text:style-name="P1">booking_status VARCHAR2(30),</text:p>
      <text:p text:style-name="P1">seatno NUMBER(20),</text:p>
      <text:p text:style-name="P1">roomno NUMBER(20),</text:p>
      <text:p text:style-name="P1">hotel_name VARCHAR2(50),</text:p>
      <text:p text:style-name="P1">agent_id number(20),</text:p>
      <text:p text:style-name="P1">FOREIGN KEY(request_id)</text:p>
      <text:p text:style-name="P1">REFERENCES employee_reqmaster(request_id),</text:p>
      <text:p text:style-name="P1">FOREIGN KEY(agent_id)</text:p>
      <text:p text:style-name="P1">REFERENCES travel_agent_master(agent_id)</text:p>
      <text:p text:style-name="P1">);</text:p>
      <text:p text:style-name="P1"><text:bookmark-end text:name="__DdeLink__455_1577700391"/></text:p>
      <text:p text:style-name="P1"/>
      <text:p text:style-name="P4"/>
      <text:p text:style-name="P2"/>
      <text:p text:style-name="P2"/>
      <text:p text:style-name="P3"><text:bookmark-start text:name="__DdeLink__439_1577700391"/><text:bookmark-start text:name="__DdeLink__458_1577700391"/><text:bookmark-start text:name="__DdeLink__434_1577700391"/>insert into slab_master (SLAB_ID,DESIGNATION,MAXIMUM_TICKET_AMOUNT,</text:p>
      <text:p text:style-name="P3">FOREX,MAX_NUMBER_OF_DAYS,TRIP_MEDIUM,INTERNATIONAL_TRIP)</text:p>
      <text:p text:style-name="P3">VALUES(SLAB_ID.nextval,'Software-Developer',60000,50000,10,'Flight','permited');<text:bookmark-end text:name="__DdeLink__439_1577700391"/></text:p>
      <text:p text:style-name="P3"><text:bookmark-end text:name="__DdeLink__458_1577700391"/></text:p>
      <text:p text:style-name="P3">DELETE FROM slab_master WHERE DESIGNATION='Software-Developer';</text:p>
      <text:p text:style-name="P3"/>
      <text:p text:style-name="P3"><text:bookmark-start text:name="__DdeLink__460_1577700391"/><text:bookmark-start text:name="__DdeLink__441_1577700391"/>insert into slab_master (SLAB_ID,DESIGNATION,MAXIMUM_TICKET_AMOUNT,</text:p>
      <text:p text:style-name="P3">FOREX,MAX_NUMBER_OF_DAYS,TRIP_MEDIUM,INTERNATIONAL_TRIP)</text:p>
      <text:p text:style-name="P3">VALUES(SLAB_ID.nextval,'trainee-Software-Developer',40000,30000,10,'Flight','not-permited');<text:bookmark-end text:name="__DdeLink__460_1577700391"/></text:p>
      <text:p text:style-name="P3"><text:bookmark-end text:name="__DdeLink__441_1577700391"/></text:p>
      <text:p text:style-name="P3">DELETE FROM slab_master WHERE DESIGNATION='trainee-Software-Developer';</text:p>
      <text:p text:style-name="P3"/>
      <text:p text:style-name="P3"><text:soft-page-break/>insert into slab_master (SLAB_ID,DESIGNATION,MAXIMUM_TICKET_AMOUNT,</text:p>
      <text:p text:style-name="P3">FOREX,MAX_NUMBER_OF_DAYS,TRIP_MEDIUM,INTERNATIONAL_TRIP)</text:p>
      <text:p text:style-name="P3">VALUES(SLAB_ID.nextval,'senior-Software-Developer',90000,60000,10,'Flight','permited');</text:p>
      <text:p text:style-name="P3"/>
      <text:p text:style-name="P3">DELETE FROM slab_master WHERE DESIGNATION='senior-Software-Developer';</text:p>
      <text:p text:style-name="P3"/>
      <text:p text:style-name="P3"/>
      <text:p text:style-name="P3"/>
      <text:p text:style-name="P3"><text:bookmark-start text:name="__DdeLink__468_1577700391"/>ALTER TABLE SLAB_MASTER</text:p>
      <text:p text:style-name="P3">MODIFY DESIGNATION varchar2(50); </text:p>
      <text:p text:style-name="P3"><text:bookmark-end text:name="__DdeLink__468_1577700391"/></text:p>
      <text:p text:style-name="P3"/>
      <text:p text:style-name="P3">select *from slab_master;</text:p>
      <text:p text:style-name="P3"/>
      <text:p text:style-name="P3"/>
      <text:p text:style-name="P3">CREATE SEQUENCE SLAB_ID</text:p>
      <text:p text:style-name="P3"><text:s text:c="2"/>MINVALUE 1</text:p>
      <text:p text:style-name="P3"><text:s text:c="2"/>MAXVALUE 999999999999999999999999999</text:p>
      <text:p text:style-name="P3"><text:s text:c="2"/>START WITH 1</text:p>
      <text:p text:style-name="P3"><text:s text:c="2"/>INCREMENT BY 1</text:p>
      <text:p text:style-name="P3"><text:s text:c="2"/>CACHE 20;</text:p>
      <text:p text:style-name="P3"><text:s text:c="2"/></text:p>
      <text:p text:style-name="P3"/>
      <text:p text:style-name="P3">CREATE SEQUENCE AGENT_ID</text:p>
      <text:p text:style-name="P3"><text:s text:c="2"/>MINVALUE 500</text:p>
      <text:p text:style-name="P3"><text:s text:c="2"/>MAXVALUE 999999999999999999999999999</text:p>
      <text:p text:style-name="P3"><text:s text:c="2"/>START WITH 500</text:p>
      <text:p text:style-name="P3"><text:s text:c="2"/>INCREMENT BY 1</text:p>
      <text:p text:style-name="P3"><text:s text:c="2"/>CACHE 20;</text:p>
      <text:p text:style-name="P3"><text:s text:c="2"/></text:p>
      <text:p text:style-name="P3"><text:s text:c="2"/>CREATE SEQUENCE REQUEST_ID</text:p>
      <text:p text:style-name="P3"><text:s text:c="2"/>MINVALUE 300</text:p>
      <text:p text:style-name="P3"><text:s text:c="2"/>MAXVALUE 999999999999999999999999999</text:p>
      <text:p text:style-name="P3"><text:s text:c="2"/>START WITH 300</text:p>
      <text:p text:style-name="P3"><text:s text:c="2"/>INCREMENT BY 1</text:p>
      <text:p text:style-name="P3"><text:s text:c="2"/>CACHE 20;</text:p>
      <text:p text:style-name="P3"><text:s text:c="2"/></text:p>
      <text:p text:style-name="P3"><text:s text:c="2"/>CREATE SEQUENCE EMPLOYEE_ID</text:p>
      <text:p text:style-name="P3"><text:s text:c="2"/>MINVALUE 100</text:p>
      <text:p text:style-name="P3"><text:s text:c="2"/>MAXVALUE 999999999999999999999999999</text:p>
      <text:p text:style-name="P3"><text:s text:c="2"/>START WITH 100</text:p>
      <text:p text:style-name="P3"><text:s text:c="2"/>INCREMENT BY 1</text:p>
      <text:p text:style-name="P3"><text:s text:c="2"/>CACHE 20;</text:p>
      <text:p text:style-name="P3"><text:s text:c="2"/></text:p>
      <text:p text:style-name="P3"><text:s text:c="2"/></text:p>
      <text:p text:style-name="P3"><text:s text:c="3"/>CREATE SEQUENCE BOOKING_ID</text:p>
      <text:p text:style-name="P3"><text:s text:c="2"/>MINVALUE 200</text:p>
      <text:p text:style-name="P3"><text:s text:c="2"/>MAXVALUE 999999999999999999999999999</text:p>
      <text:p text:style-name="P3"><text:s text:c="2"/>START WITH 200</text:p>
      <text:p text:style-name="P3"><text:s text:c="2"/>INCREMENT BY 1</text:p>
      <text:p text:style-name="P3"><text:s text:c="2"/>CACHE 20;</text:p>
      <text:p text:style-name="P3"><text:s text:c="2"/></text:p>
      <text:p text:style-name="P3"><text:soft-page-break/><text:s text:c="2"/></text:p>
      <text:p text:style-name="P3"><text:s text:c="2"/></text:p>
      <text:p text:style-name="P3"><text:s/>-- Alter table EMPLOYEE_MASTER add </text:p>
      <text:p text:style-name="P3">--CONSTRAINT fk_cons FOREIGN KEY(SLAB_ID) </text:p>
      <text:p text:style-name="P3">--REFERENCES PROJECT_MASTER(SLAB_ID) on update cascade;</text:p>
      <text:p text:style-name="P3">commit;</text:p>
      <text:p text:style-name="P3"/>
      <text:p text:style-name="P3"/>
      <text:p text:style-name="P3"><text:bookmark-start text:name="__DdeLink__445_1577700391"/>insert into EMPLOYEE_MASTER </text:p>
      <text:p text:style-name="P3">VALUES(EMPLOYEE_ID.nextval,'Aswin','Kumar','senior-Software-Developer','aswin@gmail.com',9944432005,'26.04.1998','ASWINaswin',4);</text:p>
      <text:p text:style-name="P3"><text:bookmark-start text:name="__DdeLink__466_1577700391"/><text:bookmark-end text:name="__DdeLink__445_1577700391"/></text:p>
      <text:p text:style-name="P3">insert into EMPLOYEE_MASTER (EMPLOYEE_ID,FIRST_NAME,LAST_NAME,</text:p>
      <text:p text:style-name="P3">DESIGNATION,EMAIL,PHONE,DATEOFBIRTH,PASSWORD,slab_id)</text:p>
      <text:p text:style-name="P3">VALUES(EMPLOYEE_ID.nextval,'saleeth','praveen','Software-Developer','praveen@.com',9965884246,'10.05.1996','PRAVEENpraveen',2);<text:bookmark-end text:name="__DdeLink__466_1577700391"/></text:p>
      <text:p text:style-name="P3"/>
      <text:p text:style-name="P3">select * from employee_master;</text:p>
      <text:p text:style-name="P3">--insert into booking_master(BOOKING_ID, REQUEST_ID, BOOKING_DATE,</text:p>
      <text:p text:style-name="P3">--TOTAL_FARE, BOOKING_STATUS, HOTEL_NAME, AGENT_ID,</text:p>
      <text:p text:style-name="P3">--, SEAT_NO) VALUES(BOOKING_ID.nextval,</text:p>
      <text:p text:style-name="P3"/>
      <text:p text:style-name="P3"/>
      <text:p text:style-name="P3"><text:bookmark-start text:name="__DdeLink__470_1577700391"/><text:bookmark-start text:name="__DdeLink__451_1577700391"/>insert into request_master(REQUEST_ID, PURPOSE_TRIP,</text:p>
      <text:p text:style-name="P3">FROM_LOCATION, TO_LOCATION, STATUS, REMARKS, INTERNATIONAL_TRIP,</text:p>
      <text:p text:style-name="P3">FOREX, SEAT_NO, FROM_DATE, TO_DATE)</text:p>
      <text:p text:style-name="P3">VALUES(REQUEST_ID.nextval,'client meet','Chennai','Dubai','pending','null','Allowed',50000,55,</text:p>
      <text:p text:style-name="P3">TO_DATE('2020/03/03','yyyy/mm/dd'),TO_DATE('2020/05/03','yyyy/mm/dd'));<text:bookmark-end text:name="__DdeLink__470_1577700391"/></text:p>
      <text:p text:style-name="P3"/>
      <text:p text:style-name="P3">insert into request_master(REQUEST_ID, PURPOSE_TRIP,</text:p>
      <text:p text:style-name="P3">FROM_LOCATION, TO_LOCATION, STATUS, REMARKS, INTERNATIONAL_TRIP,</text:p>
      <text:p text:style-name="P3">FOREX, SEAT_NO, FROM_DATE, TO_DATE)</text:p>
      <text:p text:style-name="P3">VALUES(REQUEST_ID.nextval,'client meet','Chennai','Dubai','pending','null','Allowed',50000,55,</text:p>
      <text:p text:style-name="P3">TO_DATE('2020/03/03','yyyy/mm/dd'),TO_DATE('2020/05/03','yyyy/mm/dd'));</text:p>
      <text:p text:style-name="P3"><text:bookmark-end text:name="__DdeLink__451_1577700391"/></text:p>
      <text:p text:style-name="P3"/>
      <text:p text:style-name="P3"><text:bookmark-start text:name="__DdeLink__462_1577700391"/>insert into TRAVEL_AGENT_MASTER VALUES(AGENT_ID.nextval,'pass','santhosh','d','san@gmail.com',000000000);<text:bookmark-end text:name="__DdeLink__462_1577700391"/></text:p>
      <text:p text:style-name="P3"><text:bookmark-start text:name="__DdeLink__464_1577700391"/></text:p>
      <text:p text:style-name="P3">insert into TRAVEL_AGENT_MASTER VALUES(AGENT_ID.nextval,'pass','something','d','san@gmail.com',000000000);</text:p>
      <text:p text:style-name="P3"><text:bookmark-end text:name="__DdeLink__464_1577700391"/></text:p>
      <text:p text:style-name="P3"/>
      <text:p text:style-name="P3"><text:bookmark-start text:name="__DdeLink__472_1577700391"/>insert into booking_master (BOOKING_ID,</text:p>
      <text:p text:style-name="P3">BOOKING_DATE, TOTAL_FARE, BOOKING_STATUS, HOTEL_NAME, </text:p>
      <text:p text:style-name="P3"><text:s/>ROOM_NO, SEAT_NO)</text:p>
      <text:p text:style-name="P3">VALUES(BOOKING_ID.nextval,TO_DATE('2020/05/03','yyyy/mm/dd'),10000,'success','taj hotel',10,55);<text:bookmark-end text:name="__DdeLink__472_1577700391"/></text:p>
      <text:p text:style-name="P3"/>
      <text:p text:style-name="P3">insert into booking_master (BOOKING_ID,</text:p>
      <text:p text:style-name="P3">BOOKING_DATE, TOTAL_FARE, BOOKING_STATUS, HOTEL_NAME, </text:p>
      <text:p text:style-name="P3"><text:s/>ROOM_NO, SEAT_NO)</text:p>
      <text:p text:style-name="P3"><text:soft-page-break/>VALUES(BOOKING_ID.nextval,TO_DATE('2020/04/03','yyyy/mm/dd'),30000,'success','taj hotel',10,55);</text:p>
      <text:p text:style-name="P3"/>
      <text:p text:style-name="P3">SELECT</text:p>
      <text:p text:style-name="P3"><text:s text:c="4"/>*</text:p>
      <text:p text:style-name="P3">FROM booking_master;</text:p>
      <text:p text:style-name="P3"/>
      <text:p text:style-name="P3"/>
      <text:p text:style-name="P3">ALTER TABLE booking_master</text:p>
      <text:p text:style-name="P3">MODIFY BOOKING_DATE date; <text:bookmark-end text:name="__DdeLink__434_1577700391"/></text:p>
      <text:p text:style-name="P3"/>
      <text:p text:style-name="P3"/>
      <text:p text:style-name="P3"/>
      <text:p text:style-name="P6">create table booking_master</text:p>
      <text:p text:style-name="P6">(</text:p>
      <text:p text:style-name="P6">booking_id number(20) PRIMARY key,</text:p>
      <text:p text:style-name="P6">request_id number(20),</text:p>
      <text:p text:style-name="P6">booking_date VARCHAR2(20),</text:p>
      <text:p text:style-name="P6">total_fare NUMBER(30),</text:p>
      <text:p text:style-name="P6">booking_status VARCHAR2(30),</text:p>
      <text:p text:style-name="P6">hotel_name VARCHAR2(50),</text:p>
      <text:p text:style-name="P6">agent_id number(20),</text:p>
      <text:p text:style-name="P6">roomno NUMBER(20),</text:p>
      <text:p text:style-name="P6">seatno NUMBER(20),</text:p>
      <text:p text:style-name="P6">FOREIGN KEY(request_id)</text:p>
      <text:p text:style-name="P6">REFERENCES REQUEST_MASTER(REQUEST_ID),</text:p>
      <text:p text:style-name="P6">FOREIGN KEY(agent_id)</text:p>
      <text:p text:style-name="P6">REFERENCES travel_agent_master(agent_id)</text:p>
      <text:p text:style-name="P6">);</text:p>
      <text:p text:style-name="P6"/>
      <text:p text:style-name="P6">desc slab_master;</text:p>
      <text:p text:style-name="P6"/>
      <text:p text:style-name="P6">insert into slab_table (SLAB_ID,DESIGNATION,MAXIMUM_TICKET_AMOUNT,</text:p>
      <text:p text:style-name="P6">FOREX,MAX_NUMBER_OF_DAYS,TRIP_MEDIUM,INTERNATIONAL_TRIP)</text:p>
      <text:p text:style-name="P6">VALUES(SLAB_ID.nextval,'Software-Developer',60000,50000,10,'Flight','permited');</text:p>
      <text:p text:style-name="P6"/>
      <text:p text:style-name="P6"/>
      <text:p text:style-name="P6">ALTER TABLE SLAB_table</text:p>
      <text:p text:style-name="P6">MODIFY DESIGNATION varchar2(50); </text:p>
      <text:p text:style-name="P6"/>
      <text:p text:style-name="P6"/>
      <text:p text:style-name="P6">insert into slab_table (SLAB_ID,DESIGNATION,MAXIMUM_TICKET_AMOUNT,</text:p>
      <text:p text:style-name="P6">FOREX,MAX_NUMBER_OF_DAYS,TRIP_MEDIUM,INTERNATIONAL_TRIP)</text:p>
      <text:p text:style-name="P6">VALUES(SLAB_ID.nextval,'trainee-Software-Developer',40000,30000,10,'Flight','not-permited');</text:p>
      <text:p text:style-name="P6"/>
      <text:p text:style-name="P6">desc travel_agent_master;</text:p>
      <text:p text:style-name="P6"/>
      <text:p text:style-name="P6">select * from travel_agent_master;</text:p>
      <text:p text:style-name="P6"/>
      <text:p text:style-name="P6">insert into TRAVEL_AGENT_MASTER VALUES(AGENT_ID.nextval,'pass','santhosh','d','000000000','san@gmail.com');</text:p>
      <text:p text:style-name="P6"/>
      <text:p text:style-name="P6"><text:soft-page-break/></text:p>
      <text:p text:style-name="P6"/>
      <text:p text:style-name="P6">insert into TRAVEL_AGENT_MASTER VALUES(AGENT_ID.nextval,'pass','saleth','d','1234569870','san@gmail.com');</text:p>
      <text:p text:style-name="P6"/>
      <text:p text:style-name="P6">desc employee_master;</text:p>
      <text:p text:style-name="P6"/>
      <text:p text:style-name="P6">insert into EMPLOYEE_MASTER (EMPLOYEE_ID,FIRST_NAME,LAST_NAME,</text:p>
      <text:p text:style-name="P6">DESIGNATION,EMAIL,PHONE,DATEOFBIRTH,PASSWORD,slab_id)</text:p>
      <text:p text:style-name="P6">VALUES(EMPLOYEE_ID.nextval,'aswin','kumar','Software-Developer','aswin@.com','9944432005','10.05.1996','PRAVEENpraveen',13);</text:p>
      <text:p text:style-name="P6"/>
      <text:p text:style-name="P6">select * from employee_master;</text:p>
      <text:p text:style-name="P6"/>
      <text:p text:style-name="P6">select * from slab_table;</text:p>
      <text:p text:style-name="P6"/>
      <text:p text:style-name="P6"/>
      <text:p text:style-name="P6">DELETE FROM employee_master WHERE LAST_NAME='praveen';</text:p>
      <text:p text:style-name="P6"/>
      <text:p text:style-name="P6">desc request_master;</text:p>
      <text:p text:style-name="P6">insert into request_master(REQUEST_ID,EMPLOYEE_ID, PURPOSE_TRIP,</text:p>
      <text:p text:style-name="P6">FROM_LOCATION, TO_LOCATION, STATUS, REMARKS, INTERNATIONAL_TRIP,</text:p>
      <text:p text:style-name="P6">FOREX, SEAT_NO, FROMDATE, TODATE)</text:p>
      <text:p text:style-name="P6">VALUES(REQUEST_ID.nextval,129,'client meet','dubai','chennai','pending','good','Allowed',50000,55,</text:p>
      <text:p text:style-name="P6">TO_DATE('2020/03/03','yyyy/mm/dd'),TO_DATE('2020/05/03','yyyy/mm/dd'));</text:p>
      <text:p text:style-name="P6"/>
      <text:p text:style-name="P6"/>
      <text:p text:style-name="P6">select * from request_master;</text:p>
      <text:p text:style-name="P6"/>
      <text:p text:style-name="P6"/>
      <text:p text:style-name="P6">desc booking_master;</text:p>
      <text:p text:style-name="P6"/>
      <text:p text:style-name="P6">insert into booking_master (BOOKING_ID,REQUEST_ID,</text:p>
      <text:p text:style-name="P6">BOOKING_DATE, TOTAL_FARE, BOOKING_STATUS, HOTEL_NAME,agent_id,</text:p>
      <text:p text:style-name="P6"><text:s/>ROOMNO, SEATNO)</text:p>
      <text:p text:style-name="P6">VALUES(BOOKING_ID.nextval,310,'2021/06/03',10000,'success','taj hotel',521,56,988);</text:p>
      <text:p text:style-name="P6"/>
      <text:p text:style-name="P6"/>
      <text:p text:style-name="P6">commit;</text:p>
      <text:p text:style-name="P6"/>
      <text:p text:style-name="P6">ALTER TABLE REQUEST_MASTER</text:p>
      <text:p text:style-name="P6">MODIFY TODATE TIMESTAMP; </text:p>
      <text:p text:style-name="P6"/>
      <text:p text:style-name="P6"/>
      <text:p text:style-name="P6">select* from request_master;</text:p>
      <text:p text:style-name="P6"/>
      <text:p text:style-name="P6"/>
      <text:p text:style-name="P6"/>
      <text:p text:style-name="P6"/>
      <text:p text:style-name="P6">desc slab_table;</text:p>
      <text:p text:style-name="P6"/>
      <text:p text:style-name="P6"><text:soft-page-break/></text:p>
      <text:p text:style-name="P6"/>
      <text:p text:style-name="P6">DROP TABLE REQUEST_MASTER;</text:p>
      <text:p text:style-name="P6"/>
      <text:p text:style-name="P6"/>
      <text:p text:style-name="P6">DROP TABLE EMPLOYEE_MASTER;</text:p>
      <text:p text:style-name="P6"/>
      <text:p text:style-name="P6"/>
      <text:p text:style-name="P6">DROP TABLE BOOKING_MASTER;</text:p>
      <text:p text:style-name="P6"/>
      <text:p text:style-name="P6"/>
      <text:p text:style-name="P6">drop table TRAVEL_AGENT_MASTER;</text:p>
      <text:p text:style-name="P6"/>
      <text:p text:style-name="P6">drop table SLAB_TABLE;</text:p>
      <text:p text:style-name="P6"/>
      <text:p text:style-name="P6"/>
      <text:p text:style-name="P6">drop table slab_table;</text:p>
      <text:p text:style-name="P6"/>
      <text:p text:style-name="P6"/>
      <text:p text:style-name="P6">create table slab_table</text:p>
      <text:p text:style-name="P6">(</text:p>
      <text:p text:style-name="P6">slab_id number(20) PRIMARY key,</text:p>
      <text:p text:style-name="P6">designation varchar2(20),</text:p>
      <text:p text:style-name="P6">maximum_ticket_amount number(20),</text:p>
      <text:p text:style-name="P6"><text:s/>forex number(20),</text:p>
      <text:p text:style-name="P6">max_number_of_days number(20),</text:p>
      <text:p text:style-name="P6">trip_medium varchar2(20),</text:p>
      <text:p text:style-name="P6">international_trip varchar2(20)</text:p>
      <text:p text:style-name="P6">);</text:p>
      <text:p text:style-name="P6"/>
      <text:p text:style-name="P6">insert into slab_master (SLAB_ID,DESIGNATION,MAXIMUM_TICKET_AMOUNT,</text:p>
      <text:p text:style-name="P6">FOREX,MAX_NUMBER_OF_DAYS,TRIP_MEDIUM,INTERNATIONAL_TRIP)</text:p>
      <text:p text:style-name="P6">VALUES(SLAB_ID.nextval,'Software-Developer',60000,50000,10,'Flight','permited');</text:p>
      <text:p text:style-name="P6"/>
      <text:p text:style-name="P6">insert into slab_master (SLAB_ID,DESIGNATION,MAXIMUM_TICKET_AMOUNT,</text:p>
      <text:p text:style-name="P6">FOREX,MAX_NUMBER_OF_DAYS,TRIP_MEDIUM,INTERNATIONAL_TRIP)</text:p>
      <text:p text:style-name="P6">VALUES(SLAB_ID.nextval,'trainee-Software-Developer',40000,30000,10,'Flight','not-permited');</text:p>
      <text:p text:style-name="P6"/>
      <text:p text:style-name="P6"/>
      <text:p text:style-name="P6">create table employee_master</text:p>
      <text:p text:style-name="P6">(</text:p>
      <text:p text:style-name="P6">employee_id NUMBER(20) PRIMARY key,</text:p>
      <text:p text:style-name="P6">first_name varchar2(50),</text:p>
      <text:p text:style-name="P6">last_name varchar2(50),</text:p>
      <text:p text:style-name="P6">designation varchar2(50),</text:p>
      <text:p text:style-name="P6">email VARCHAR2(30),</text:p>
      <text:p text:style-name="P6">phone varchar2(20),</text:p>
      <text:p text:style-name="P6">dateofbirth varchar2(20),</text:p>
      <text:p text:style-name="P6">password varchar2(20),</text:p>
      <text:p text:style-name="P6">slab_id <text:s/>NUMBER(20),</text:p>
      <text:p text:style-name="P6">FOREIGN KEY(slab_id)</text:p>
      <text:p text:style-name="P6">REFERENCES slab_table(slab_id)</text:p>
      <text:p text:style-name="P6"><text:soft-page-break/>);</text:p>
      <text:p text:style-name="P6">desc employee_master;</text:p>
      <text:p text:style-name="P6"/>
      <text:p text:style-name="P6"/>
      <text:p text:style-name="P6"/>
      <text:p text:style-name="P6"/>
      <text:p text:style-name="P6"/>
      <text:p text:style-name="P6">insert into EMPLOYEE_MASTER </text:p>
      <text:p text:style-name="P6">VALUES(EMPLOYEE_ID.nextval,'Aswin','Kumar','senior-Software-Developer','aswin@gmail.com','9944432005','26.04.1998','ASWINaswin',4);</text:p>
      <text:p text:style-name="P6"/>
      <text:p text:style-name="P6"/>
      <text:p text:style-name="P6"/>
      <text:p text:style-name="P6"/>
      <text:p text:style-name="P6">create table REQUEST_MASTER </text:p>
      <text:p text:style-name="P6">(</text:p>
      <text:p text:style-name="P6">request_id NUMBER(20) PRIMARY key,</text:p>
      <text:p text:style-name="P6">employee_id number(20),</text:p>
      <text:p text:style-name="P6">purpose_trip VARCHAR2(50),</text:p>
      <text:p text:style-name="P6">from_location VARCHAR2(50),</text:p>
      <text:p text:style-name="P6">to_location VARCHAR2(50),</text:p>
      <text:p text:style-name="P6">status VARCHAR2(50),</text:p>
      <text:p text:style-name="P6">remarks varchar2(20),</text:p>
      <text:p text:style-name="P6">international_trip varchar2 (20),</text:p>
      <text:p text:style-name="P6">forex number (30),</text:p>
      <text:p text:style-name="P6">seat_no number (30),</text:p>
      <text:p text:style-name="P6">fromdate date,</text:p>
      <text:p text:style-name="P6">todate date,</text:p>
      <text:p text:style-name="P6"/>
      <text:p text:style-name="P6"/>
      <text:p text:style-name="P6"/>
      <text:p text:style-name="P6">FOREIGN KEY(employee_id)</text:p>
      <text:p text:style-name="P6">REFERENCES employee_master(employee_id)</text:p>
      <text:p text:style-name="P6">);</text:p>
      <text:p text:style-name="P6"/>
      <text:p text:style-name="P6">create table travel_agent_master</text:p>
      <text:p text:style-name="P6">(</text:p>
      <text:p text:style-name="P6">agent_id number(20) PRIMARY key,</text:p>
      <text:p text:style-name="P6">password varchar2(20),</text:p>
      <text:p text:style-name="P6">first_name varchar2(50),</text:p>
      <text:p text:style-name="P6">last_name varchar2(50),</text:p>
      <text:p text:style-name="P6">mobile_number varchar2(20),</text:p>
      <text:p text:style-name="P6">agent_email varchar2(50)</text:p>
      <text:p text:style-name="P6">);</text:p>
      <text:p text:style-name="P6"/>
      <text:p text:style-name="P6">create table booking_master</text:p>
      <text:p text:style-name="P6">(</text:p>
      <text:p text:style-name="P6">booking_id number(20) PRIMARY key,</text:p>
      <text:p text:style-name="P6">request_id number(20),</text:p>
      <text:p text:style-name="P6">booking_date VARCHAR2(20),</text:p>
      <text:p text:style-name="P6">total_fare NUMBER(30),</text:p>
      <text:p text:style-name="P6">booking_status VARCHAR2(30),</text:p>
      <text:p text:style-name="P6"><text:soft-page-break/>hotel_name VARCHAR2(50),</text:p>
      <text:p text:style-name="P6">agent_id number(20),</text:p>
      <text:p text:style-name="P6">roomno NUMBER(20),</text:p>
      <text:p text:style-name="P6">seatno NUMBER(20),</text:p>
      <text:p text:style-name="P6">FOREIGN KEY(request_id)</text:p>
      <text:p text:style-name="P6">REFERENCES employee_reqmaster(request_id),</text:p>
      <text:p text:style-name="P6">FOREIGN KEY(agent_id)</text:p>
      <text:p text:style-name="P6">REFERENCES travel_agent_master(agent_id)</text:p>
      <text:p text:style-name="P6">);</text:p>
      <text:p text:style-name="P6"/>
      <text:p text:style-name="P6"/>
      <text:p text:style-name="P6">commit;</text:p>
      <text:p text:style-name="P6"/>
      <text:p text:style-name="P6"/>
      <text:p text:style-name="P6"/>
      <text:p text:style-name="P6"/>
      <text:p text:style-name="P6"/>
      <text:p text:style-name="P6"/>
      <text:p text:style-name="P6">insert into request_master(REQUEST_ID, employee_id, PURPOSE_TRIP,</text:p>
      <text:p text:style-name="P6">FROM_LOCATION, TO_LOCATION, STATUS, REMARKS, INTERNATIONAL_TRIP,</text:p>
      <text:p text:style-name="P6">FOREX, SEAT_NO, FROMDATE, TODATE)</text:p>
      <text:p text:style-name="P6">VALUES(REQUEST_ID.nextval,101,'client meet','Chennai','Dubai','pending','good','Allowed',50000,55,</text:p>
      <text:p text:style-name="P6">TO_DATE('2020/03/03','yyyy/mm/dd'),TO_DATE('2020/05/03','yyyy/mm/dd'));</text:p>
      <text:p text:style-name="P6"/>
      <text:p text:style-name="P6">insert into request_master(REQUEST_ID,employee_id, PURPOSE_TRIP,</text:p>
      <text:p text:style-name="P6">FROM_LOCATION, TO_LOCATION, STATUS, REMARKS, INTERNATIONAL_TRIP,</text:p>
      <text:p text:style-name="P6">FOREX, SEAT_NO, FROMDATE, TODATE)</text:p>
      <text:p text:style-name="P6">VALUES(REQUEST_ID.nextval,102,'client meet','Chennai','Dubai','pending','good','Allowed',50000,55,</text:p>
      <text:p text:style-name="P6">TO_DATE('2020/03/03','yyyy/mm/dd'),TO_DATE('2020/05/03','yyyy/mm/dd'));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35:08.215621285</meta:creation-date>
    <dc:date>2020-01-18T19:54:20.101381193</dc:date>
    <meta:editing-duration>PT1H48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301" meta:word-count="720" meta:character-count="10091" meta:non-whitespace-character-count="9572"/>
  </office:meta>
</office:document-meta>
</file>